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71B8BC5111B200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89in" svg:height="5.1362in" draw:z-index="0"><draw:image xlink:href="Pictures/1000020100000780000004B071B8BC5111B2009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56:11.801601923</meta:creation-date>
    <dc:date>2019-03-12T14:56:38.179355938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